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Preformatted_20_Text" style:list-style-name="L1"/>
    <style:style style:name="P3" style:family="paragraph" style:parent-style-name="Preformatted_20_Text" style:list-style-name="L1">
      <style:paragraph-properties fo:margin-top="0cm" fo:margin-bottom="0.499cm" style:contextual-spacing="false"/>
    </style:style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cm" fo:margin-bottom="0.499cm" style:contextual-spacing="false"/>
    </style:style>
    <style:style style:name="P6" style:family="paragraph" style:parent-style-name="Standard">
      <style:text-properties style:font-name="Liberation Sans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1">
      <style:paragraph-properties fo:margin-top="0cm" fo:margin-bottom="0cm" style:contextual-spacing="false"/>
      <style:text-properties style:font-name="Liberation Sans"/>
    </style:style>
    <style:style style:name="P13" style:family="paragraph" style:parent-style-name="Text_20_body" style:list-style-name="L1">
      <style:text-properties style:font-name="Liberation Sans"/>
    </style:style>
    <style:style style:name="P14" style:family="paragraph" style:parent-style-name="Text_20_body" style:list-style-name="L2">
      <style:paragraph-properties fo:margin-top="0cm" fo:margin-bottom="0cm" style:contextual-spacing="false"/>
      <style:text-properties style:font-name="Liberation Sans"/>
    </style:style>
    <style:style style:name="P15" style:family="paragraph" style:parent-style-name="Text_20_body" style:list-style-name="L2">
      <style:text-properties style:font-name="Liberation Sans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style:font-name="Liberation Sans"/>
    </style:style>
    <style:style style:name="P17" style:family="paragraph" style:parent-style-name="Text_20_body" style:list-style-name="L3">
      <style:text-properties style:font-name="Liberation Sans"/>
    </style:style>
    <style:style style:name="P18" style:family="paragraph" style:parent-style-name="Text_20_body" style:list-style-name="L4">
      <style:paragraph-properties fo:margin-top="0cm" fo:margin-bottom="0cm" style:contextual-spacing="false"/>
      <style:text-properties style:font-name="Liberation Sans"/>
    </style:style>
    <style:style style:name="P19" style:family="paragraph" style:parent-style-name="Text_20_body" style:list-style-name="L4">
      <style:text-properties style:font-name="Liberation Sans"/>
    </style:style>
    <style:style style:name="P20" style:family="paragraph" style:parent-style-name="Text_20_body">
      <style:text-properties style:font-name="Liberation Sans"/>
    </style:style>
    <style:style style:name="T1" style:family="text">
      <style:text-properties style:font-name="Liberation Sans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¡Hola! Este ejercicio parece bastante completo y enfocado en la práctica con sistemas ERP-CRM utilizando herramientas como </text:span><text:span text:style-name="Strong_20_Emphasis"><text:span text:style-name="T1">Odoo</text:span></text:span><text:span text:style-name="T1"> y </text:span><text:span text:style-name="Strong_20_Emphasis"><text:span text:style-name="T1">HeidiSQL</text:span></text:span><text:span text:style-name="T1">. A continuación, te ofrezco una guía paso a paso para abordar cada tarea, con instrucciones claras que podrás seguir y adaptar para crear el documento de entrega:</text:span></text:p>
      <text:p text:style-name="P1"/>
      <text:h text:style-name="Heading_20_3" text:outline-level="3"><text:span text:style-name="Strong_20_Emphasis"><text:span text:style-name="T1">Tarea 1: Consultar datos en HeidiSQL</text:span></text:span></text:h>
      <text:list xml:id="list327319208" text:style-name="L1">
        <text:list-item>
          <text:p text:style-name="P7"><text:span text:style-name="Strong_20_Emphasis"><text:span text:style-name="T1">Instalación de HeidiSQL</text:span></text:span><text:span text:style-name="T1">:</text:span></text:p>
          <text:list>
            <text:list-item>
              <text:p text:style-name="P8"><text:span text:style-name="T1">Descarga e instala HeidiSQL desde </text:span><text:a xlink:type="simple" xlink:href="https://www.heidisql.com/" text:style-name="Internet_20_link" text:visited-style-name="Visited_20_Internet_20_Link"><text:span text:style-name="T1">su página oficial</text:span></text:a><text:span text:style-name="T1">. </text:span></text:p>
            </text:list-item>
            <text:list-item>
              <text:p text:style-name="P12">Conéctate a la base de datos configurada previamente en tu ERP (puedes obtener las credenciales de tu entorno de prácticas o del administrador del sistema). </text:p>
            </text:list-item>
          </text:list>
        </text:list-item>
        <text:list-item>
          <text:p text:style-name="P7"><text:span text:style-name="Strong_20_Emphasis"><text:span text:style-name="T1">Crear consulta SQL</text:span></text:span><text:span text:style-name="T1">: Usa el siguiente comando SQL como base para obtener los datos solicitados:</text:span></text:p>
          <text:p text:style-name="P2"><text:span text:style-name="Source_20_Text"><text:span text:style-name="T1">SELECT </text:span></text:span></text:p>
          <text:p text:style-name="P2"><text:span text:style-name="Source_20_Text"><text:span text:style-name="T1"><text:s text:c="4"/>id AS 'Identificador de la empresa',</text:span></text:span></text:p>
          <text:p text:style-name="P2"><text:span text:style-name="Source_20_Text"><text:span text:style-name="T1"><text:s text:c="4"/>name AS 'Nombre de la empresa',</text:span></text:span></text:p>
          <text:p text:style-name="P2"><text:span text:style-name="Source_20_Text"><text:span text:style-name="T1"><text:s text:c="4"/>lang AS 'Idioma de la empresa',</text:span></text:span></text:p>
          <text:p text:style-name="P2"><text:span text:style-name="Source_20_Text"><text:span text:style-name="T1"><text:s text:c="4"/>phone AS 'Teléfono de la empresa',</text:span></text:span></text:p>
          <text:p text:style-name="P2"><text:span text:style-name="Source_20_Text"><text:span text:style-name="T1"><text:s text:c="4"/>street AS 'Calle de la empresa',</text:span></text:span></text:p>
          <text:p text:style-name="P2"><text:span text:style-name="Source_20_Text"><text:span text:style-name="T1"><text:s text:c="4"/>zip AS 'Código postal de la empresa',</text:span></text:span></text:p>
          <text:p text:style-name="P2"><text:span text:style-name="Source_20_Text"><text:span text:style-name="T1"><text:s text:c="4"/>city AS 'Ciudad de la empresa'</text:span></text:span></text:p>
          <text:p text:style-name="P2"><text:span text:style-name="Source_20_Text"><text:span text:style-name="T1">FROM </text:span></text:span></text:p>
          <text:p text:style-name="P2"><text:span text:style-name="Source_20_Text"><text:span text:style-name="T1"><text:s text:c="4"/>res_partner</text:span></text:span></text:p>
          <text:p text:style-name="P2"><text:span text:style-name="Source_20_Text"><text:span text:style-name="T1">WHERE </text:span></text:span></text:p>
          <text:p text:style-name="P3"><text:span text:style-name="Source_20_Text"><text:span text:style-name="T1"><text:s text:c="4"/>is_company = TRUE;</text:span></text:span></text:p>
          <text:list>
            <text:list-item>
              <text:p text:style-name="P12">Ejecuta esta consulta y toma una captura de pantalla del resultado. </text:p>
            </text:list-item>
          </text:list>
        </text:list-item>
        <text:list-item>
          <text:p text:style-name="P7"><text:span text:style-name="Strong_20_Emphasis"><text:span text:style-name="T1">Captura y documentación</text:span></text:span><text:span text:style-name="T1">:</text:span></text:p>
          <text:list>
            <text:list-item>
              <text:p text:style-name="P12">Adjunta capturas tanto de la consulta como de los resultados en tu documento. </text:p>
            </text:list-item>
            <text:list-item>
              <text:p text:style-name="P13">Explica brevemente la funcionalidad de la consulta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1">Tarea 2: Crear una vista formulario en Odoo</text:span></text:span></text:h>
      <text:list xml:id="list2234300161" text:style-name="L2">
        <text:list-item>
          <text:p text:style-name="P9"><text:span text:style-name="Strong_20_Emphasis"><text:span text:style-name="T1">Código XML para la vista</text:span></text:span><text:span text:style-name="T1">: Utiliza el siguiente código como ejemplo base:</text:span></text:p>
          <text:p text:style-name="P4"><text:span text:style-name="Source_20_Text"><text:span text:style-name="T1">&lt;record id="view_form_empresa" model="ir.ui.view"&gt;</text:span></text:span></text:p>
          <text:p text:style-name="P4"><text:span text:style-name="Source_20_Text"><text:span text:style-name="T1"><text:s text:c="4"/>&lt;field name="name"&gt;view.form.empresa&lt;/field&gt;</text:span></text:span></text:p>
          <text:p text:style-name="P4"><text:span text:style-name="Source_20_Text"><text:span text:style-name="T1"><text:s text:c="4"/>&lt;field name="model"&gt;res.partner&lt;/field&gt;</text:span></text:span></text:p>
          <text:p text:style-name="P4"><text:span text:style-name="Source_20_Text"><text:span text:style-name="T1"><text:s text:c="4"/>&lt;field name="arch" type="xml"&gt;</text:span></text:span></text:p>
          <text:p text:style-name="P4"><text:span text:style-name="Source_20_Text"><text:span text:style-name="T1"><text:s text:c="8"/>&lt;form string="Empresa"&gt;</text:span></text:span></text:p>
          <text:p text:style-name="P4"><text:span text:style-name="Source_20_Text"><text:span text:style-name="T1"><text:s text:c="12"/>&lt;sheet&gt;</text:span></text:span></text:p>
          <text:p text:style-name="P4"><text:span text:style-name="Source_20_Text"><text:span text:style-name="T1"><text:s text:c="16"/>&lt;group&gt;</text:span></text:span></text:p>
          <text:p text:style-name="P4"><text:span text:style-name="Source_20_Text"><text:span text:style-name="T1"><text:s text:c="20"/>&lt;field name="name" string="Nombre de la empresa"/&gt;</text:span></text:span></text:p>
          <text:p text:style-name="P4"><text:span text:style-name="Source_20_Text"><text:span text:style-name="T1"><text:s text:c="20"/>&lt;field name="title" string="Título"/&gt;</text:span></text:span></text:p>
          <text:p text:style-name="P4"><text:span text:style-name="Source_20_Text"><text:span text:style-name="T1"><text:s text:c="20"/>&lt;field name="lang" string="Idioma"/&gt;</text:span></text:span></text:p>
          <text:p text:style-name="P4"><text:span text:style-name="Source_20_Text"><text:span text:style-name="T1"><text:s text:c="20"/>&lt;field name="customer_rank" string="Es cliente"/&gt;</text:span></text:span></text:p>
          <text:p text:style-name="P4"><text:span text:style-name="Source_20_Text"><text:span text:style-name="T1"><text:s text:c="16"/>&lt;/group&gt;</text:span></text:span></text:p>
          <text:p text:style-name="P4"><text:span text:style-name="Source_20_Text"><text:span text:style-name="T1"><text:s text:c="16"/>&lt;notebook&gt;</text:span></text:span></text:p>
          <text:p text:style-name="P4"><text:span text:style-name="Source_20_Text"><text:span text:style-name="T1"><text:s text:c="20"/>&lt;page string="Contactos"&gt;</text:span></text:span></text:p>
          <text:p text:style-name="P4"><text:soft-page-break/><text:span text:style-name="Source_20_Text"><text:span text:style-name="T1"><text:s text:c="24"/>&lt;field name="child_ids"&gt;</text:span></text:span></text:p>
          <text:p text:style-name="P4"><text:span text:style-name="Source_20_Text"><text:span text:style-name="T1"><text:s text:c="28"/>&lt;tree string="Contactos"&gt;</text:span></text:span></text:p>
          <text:p text:style-name="P4"><text:span text:style-name="Source_20_Text"><text:span text:style-name="T1"><text:s text:c="32"/>&lt;field name="name"/&gt;</text:span></text:span></text:p>
          <text:p text:style-name="P4"><text:span text:style-name="Source_20_Text"><text:span text:style-name="T1"><text:s text:c="32"/>&lt;field name="zip"/&gt;</text:span></text:span></text:p>
          <text:p text:style-name="P4"><text:span text:style-name="Source_20_Text"><text:span text:style-name="T1"><text:s text:c="32"/>&lt;field name="city"/&gt;</text:span></text:span></text:p>
          <text:p text:style-name="P4"><text:span text:style-name="Source_20_Text"><text:span text:style-name="T1"><text:s text:c="32"/>&lt;field name="country_id"/&gt;</text:span></text:span></text:p>
          <text:p text:style-name="P4"><text:span text:style-name="Source_20_Text"><text:span text:style-name="T1"><text:s text:c="32"/>&lt;field name="phone"/&gt;</text:span></text:span></text:p>
          <text:p text:style-name="P4"><text:span text:style-name="Source_20_Text"><text:span text:style-name="T1"><text:s text:c="32"/>&lt;field name="email"/&gt;</text:span></text:span></text:p>
          <text:p text:style-name="P4"><text:span text:style-name="Source_20_Text"><text:span text:style-name="T1"><text:s text:c="28"/>&lt;/tree&gt;</text:span></text:span></text:p>
          <text:p text:style-name="P4"><text:span text:style-name="Source_20_Text"><text:span text:style-name="T1"><text:s text:c="28"/>&lt;form string="Contacto"&gt;</text:span></text:span></text:p>
          <text:p text:style-name="P4"><text:span text:style-name="Source_20_Text"><text:span text:style-name="T1"><text:s text:c="32"/>&lt;group&gt;</text:span></text:span></text:p>
          <text:p text:style-name="P4"><text:span text:style-name="Source_20_Text"><text:span text:style-name="T1"><text:s text:c="36"/>&lt;field name="name" string="Nombre"/&gt;</text:span></text:span></text:p>
          <text:p text:style-name="P4"><text:span text:style-name="Source_20_Text"><text:span text:style-name="T1"><text:s text:c="36"/>&lt;field name="function" string="Cargo o función"/&gt;</text:span></text:span></text:p>
          <text:p text:style-name="P4"><text:span text:style-name="Source_20_Text"><text:span text:style-name="T1"><text:s text:c="36"/>&lt;field name="street" string="Calle"/&gt;</text:span></text:span></text:p>
          <text:p text:style-name="P4"><text:span text:style-name="Source_20_Text"><text:span text:style-name="T1"><text:s text:c="36"/>&lt;field name="zip" string="Código postal"/&gt;</text:span></text:span></text:p>
          <text:p text:style-name="P4"><text:span text:style-name="Source_20_Text"><text:span text:style-name="T1"><text:s text:c="36"/>&lt;field name="city" string="Ciudad"/&gt;</text:span></text:span></text:p>
          <text:p text:style-name="P4"><text:span text:style-name="Source_20_Text"><text:span text:style-name="T1"><text:s text:c="36"/>&lt;field name="country_id" string="País"/&gt;</text:span></text:span></text:p>
          <text:p text:style-name="P4"><text:span text:style-name="Source_20_Text"><text:span text:style-name="T1"><text:s text:c="36"/>&lt;field name="phone" string="Teléfono"/&gt;</text:span></text:span></text:p>
          <text:p text:style-name="P4"><text:span text:style-name="Source_20_Text"><text:span text:style-name="T1"><text:s text:c="36"/>&lt;field name="mobile" string="Móvil"/&gt;</text:span></text:span></text:p>
          <text:p text:style-name="P4"><text:span text:style-name="Source_20_Text"><text:span text:style-name="T1"><text:s text:c="36"/>&lt;field name="email" string="Correo electrónico"/&gt;</text:span></text:span></text:p>
          <text:p text:style-name="P4"><text:span text:style-name="Source_20_Text"><text:span text:style-name="T1"><text:s text:c="32"/>&lt;/group&gt;</text:span></text:span></text:p>
          <text:p text:style-name="P4"><text:span text:style-name="Source_20_Text"><text:span text:style-name="T1"><text:s text:c="28"/>&lt;/form&gt;</text:span></text:span></text:p>
          <text:p text:style-name="P4"><text:span text:style-name="Source_20_Text"><text:span text:style-name="T1"><text:s text:c="24"/>&lt;/field&gt;</text:span></text:span></text:p>
          <text:p text:style-name="P4"><text:span text:style-name="Source_20_Text"><text:span text:style-name="T1"><text:s text:c="20"/>&lt;/page&gt;</text:span></text:span></text:p>
          <text:p text:style-name="P4"><text:span text:style-name="Source_20_Text"><text:span text:style-name="T1"><text:s text:c="16"/>&lt;/notebook&gt;</text:span></text:span></text:p>
          <text:p text:style-name="P4"><text:span text:style-name="Source_20_Text"><text:span text:style-name="T1"><text:s text:c="12"/>&lt;/sheet&gt;</text:span></text:span></text:p>
          <text:p text:style-name="P4"><text:span text:style-name="Source_20_Text"><text:span text:style-name="T1"><text:s text:c="8"/>&lt;/form&gt;</text:span></text:span></text:p>
          <text:p text:style-name="P4"><text:span text:style-name="Source_20_Text"><text:span text:style-name="T1"><text:s text:c="4"/>&lt;/field&gt;</text:span></text:span></text:p>
          <text:p text:style-name="P5"><text:span text:style-name="Source_20_Text"><text:span text:style-name="T1">&lt;/record&gt;</text:span></text:span></text:p>
        </text:list-item>
        <text:list-item>
          <text:p text:style-name="P9"><text:span text:style-name="Strong_20_Emphasis"><text:span text:style-name="T1">Menú para la vista</text:span></text:span><text:span text:style-name="T1">: Crea un menú para que la vista sea accesible:</text:span></text:p>
          <text:p text:style-name="P4"><text:span text:style-name="Source_20_Text"><text:span text:style-name="T1">&lt;record id="menu_empresa" model="ir.ui.menu"&gt;</text:span></text:span></text:p>
          <text:p text:style-name="P4"><text:span text:style-name="Source_20_Text"><text:span text:style-name="T1"><text:s text:c="4"/>&lt;field name="name"&gt;Gestión Empresarial&lt;/field&gt;</text:span></text:span></text:p>
          <text:p text:style-name="P4"><text:span text:style-name="Source_20_Text"><text:span text:style-name="T1"><text:s text:c="4"/>&lt;field name="parent_id" ref="base.menu_custom"/&gt;</text:span></text:span></text:p>
          <text:p text:style-name="P4"><text:span text:style-name="Source_20_Text"><text:span text:style-name="T1"><text:s text:c="4"/>&lt;field name="action" ref="action_form_empresa"/&gt;</text:span></text:span></text:p>
          <text:p text:style-name="P5"><text:span text:style-name="Source_20_Text"><text:span text:style-name="T1">&lt;/record&gt;</text:span></text:span></text:p>
        </text:list-item>
        <text:list-item>
          <text:p text:style-name="P9"><text:span text:style-name="Strong_20_Emphasis"><text:span text:style-name="T1">Documentación</text:span></text:span><text:span text:style-name="T1">:</text:span></text:p>
          <text:list>
            <text:list-item>
              <text:p text:style-name="P14">Adjunta el código XML en tu documento. </text:p>
            </text:list-item>
            <text:list-item>
              <text:p text:style-name="P15">Explica cómo configuraste la vista y el menú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1">Tarea 3: Introducir datos y exportar CSV</text:span></text:span></text:h>
      <text:list xml:id="list361959772" text:style-name="L3">
        <text:list-item>
          <text:p text:style-name="P10"><text:span text:style-name="Strong_20_Emphasis"><text:span text:style-name="T1">Añadir datos</text:span></text:span><text:span text:style-name="T1">:</text:span></text:p>
          <text:list>
            <text:list-item>
              <text:p text:style-name="P16">Crea 4 registros de ciudades/provincias, asegurándote de incluir al menos una de un país diferente. </text:p>
            </text:list-item>
            <text:list-item>
              <text:p text:style-name="P16">Añade un título personalizado en el módulo correspondiente. </text:p>
            </text:list-item>
          </text:list>
        </text:list-item>
        <text:list-item>
          <text:p text:style-name="P10"><text:span text:style-name="Strong_20_Emphasis"><text:span text:style-name="T1">Exportación a CSV</text:span></text:span><text:span text:style-name="T1">:</text:span></text:p>
          <text:list>
            <text:list-item>
              <text:p text:style-name="P16">Usa la funcionalidad de exportación de Odoo. </text:p>
            </text:list-item>
            <text:list-item>
              <text:p text:style-name="P16">Selecciona los campos solicitados para exportar: empresa, título, idioma, cliente, contacto, cargo, calle, código postal, ciudad, provincia, teléfono y correo electrónico. </text:p>
            </text:list-item>
          </text:list>
        </text:list-item>
        <text:list-item>
          <text:p text:style-name="P10"><text:span text:style-name="Strong_20_Emphasis"><text:span text:style-name="T1">Automatizar la extracción</text:span></text:span><text:span text:style-name="T1">:</text:span></text:p>
          <text:list>
            <text:list-item>
              <text:p text:style-name="P16"><text:soft-page-break/>Configura un script o proceso programado en Odoo para que genere automáticamente el archivo CSV con los datos seleccionados. </text:p>
            </text:list-item>
          </text:list>
        </text:list-item>
        <text:list-item>
          <text:p text:style-name="P10"><text:span text:style-name="Strong_20_Emphasis"><text:span text:style-name="T1">Documentación</text:span></text:span><text:span text:style-name="T1">:</text:span></text:p>
          <text:list>
            <text:list-item>
              <text:p text:style-name="P17">Adjunta el archivo CSV y explica cómo realizaste la exportación y automatización. </text:p>
            </text:list-item>
          </text:list>
        </text:list-item>
      </text:list>
      <text:p text:style-name="P1"/>
      <text:h text:style-name="Heading_20_3" text:outline-level="3"><text:span text:style-name="Strong_20_Emphasis"><text:span text:style-name="T1">Tarea 5: Documentar operaciones e incidencias</text:span></text:span></text:h>
      <text:list xml:id="list4080346877" text:style-name="L4">
        <text:list-item>
          <text:p text:style-name="P11"><text:span text:style-name="Strong_20_Emphasis"><text:span text:style-name="T1">Documentar procesos</text:span></text:span><text:span text:style-name="T1">:</text:span></text:p>
          <text:list>
            <text:list-item>
              <text:p text:style-name="P18">Detalla cada paso realizado en las tareas anteriores. </text:p>
            </text:list-item>
            <text:list-item>
              <text:p text:style-name="P18">Describe cualquier dificultad o incidencia que enfrentaste y cómo la solucionaste (por ejemplo, errores de conexión o configuraciones faltantes). </text:p>
            </text:list-item>
          </text:list>
        </text:list-item>
        <text:list-item>
          <text:p text:style-name="P11"><text:span text:style-name="Strong_20_Emphasis"><text:span text:style-name="T1">Formato del documento</text:span></text:span><text:span text:style-name="T1">:</text:span></text:p>
          <text:list>
            <text:list-item>
              <text:p text:style-name="P18">Usa el formato PDF siguiendo las pautas indicadas en el enunciado. </text:p>
            </text:list-item>
            <text:list-item>
              <text:p text:style-name="P19">Asegúrate de que el archivo esté nombrado correctamente y que no contenga caracteres no permitidos. </text:p>
            </text:list-item>
          </text:list>
        </text:list-item>
      </text:list>
      <text:p text:style-name="P1"/>
      <text:p text:style-name="P20">Si necesitas ayuda con algún paso en detalle, puedo proporcionarte ejemplos adicionales, ayudarte con scripts o resolver dudas sobre los conceptos. 😊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20:00:15.573840707</meta:creation-date>
    <dc:date>2024-12-26T20:01:24.992825138</dc:date>
    <meta:editing-duration>PT1M9S</meta:editing-duration>
    <meta:editing-cycles>1</meta:editing-cycles>
    <meta:document-statistic meta:table-count="0" meta:image-count="0" meta:object-count="0" meta:page-count="3" meta:paragraph-count="95" meta:word-count="557" meta:character-count="5074" meta:non-whitespace-character-count="3593"/>
    <meta:generator>LibreOffice/7.3.7.2$Linux_X86_64 LibreOffice_project/30$Build-2</meta:generator>
  </office:meta>
</office:document-meta>
</file>